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8971" officeooo:paragraph-rsid="001b8971"/>
    </style:style>
    <style:style style:name="P2" style:family="paragraph" style:parent-style-name="Standard" style:list-style-name="L1">
      <style:text-properties officeooo:rsid="001b8971" officeooo:paragraph-rsid="001b8971"/>
    </style:style>
    <style:style style:name="P3" style:family="paragraph" style:parent-style-name="Standard">
      <style:text-properties officeooo:rsid="001cc95d" officeooo:paragraph-rsid="001cc95d"/>
    </style:style>
    <style:style style:name="P4" style:family="paragraph" style:parent-style-name="Standard">
      <style:text-properties officeooo:rsid="001db18c" officeooo:paragraph-rsid="001db18c"/>
    </style:style>
    <style:style style:name="P5" style:family="paragraph" style:parent-style-name="Standard">
      <style:text-properties officeooo:rsid="0020da64" officeooo:paragraph-rsid="0020da64"/>
    </style:style>
    <style:style style:name="P6" style:family="paragraph" style:parent-style-name="Standard" style:list-style-name="L2">
      <style:text-properties officeooo:rsid="0020da64" officeooo:paragraph-rsid="0020da64"/>
    </style:style>
    <style:style style:name="P7" style:family="paragraph" style:parent-style-name="Standard">
      <style:text-properties officeooo:rsid="0021634d" officeooo:paragraph-rsid="0021634d"/>
    </style:style>
    <style:style style:name="P8" style:family="paragraph" style:parent-style-name="Standard">
      <style:text-properties officeooo:rsid="002263af" officeooo:paragraph-rsid="002263af"/>
    </style:style>
    <style:style style:name="P9" style:family="paragraph" style:parent-style-name="Standard">
      <style:text-properties officeooo:rsid="00249a07" officeooo:paragraph-rsid="00249a07"/>
    </style:style>
    <style:style style:name="P10" style:family="paragraph" style:parent-style-name="Standard" style:list-style-name="L3">
      <style:text-properties officeooo:rsid="00249a07" officeooo:paragraph-rsid="00249a07"/>
    </style:style>
    <style:style style:name="P11" style:family="paragraph" style:parent-style-name="Standard">
      <style:text-properties officeooo:rsid="0026c7d8" officeooo:paragraph-rsid="0026c7d8"/>
    </style:style>
    <style:style style:name="P12" style:family="paragraph" style:parent-style-name="Standard" style:list-style-name="L5">
      <style:text-properties officeooo:rsid="0026c7d8" officeooo:paragraph-rsid="0026c7d8"/>
    </style:style>
    <style:style style:name="P13" style:family="paragraph" style:parent-style-name="Standard" style:list-style-name="L4">
      <style:text-properties officeooo:paragraph-rsid="0026c7d8"/>
    </style:style>
    <style:style style:name="P14" style:family="paragraph" style:parent-style-name="Standard">
      <style:text-properties officeooo:rsid="002b3b6c" officeooo:paragraph-rsid="002b3b6c"/>
    </style:style>
    <style:style style:name="P15" style:family="paragraph" style:parent-style-name="Standard">
      <style:text-properties officeooo:rsid="002cd4e8" officeooo:paragraph-rsid="002cd4e8"/>
    </style:style>
    <style:style style:name="P16" style:family="paragraph" style:parent-style-name="Standard" style:list-style-name="L6">
      <style:text-properties officeooo:paragraph-rsid="002eb574"/>
    </style:style>
    <style:style style:name="P17" style:family="paragraph" style:parent-style-name="Standard" style:list-style-name="L6">
      <style:text-properties officeooo:rsid="00310acc" officeooo:paragraph-rsid="00310acc"/>
    </style:style>
    <style:style style:name="T1" style:family="text">
      <style:text-properties officeooo:rsid="001fae25"/>
    </style:style>
    <style:style style:name="T2" style:family="text">
      <style:text-properties officeooo:rsid="0026c7d8"/>
    </style:style>
    <style:style style:name="T3" style:family="text">
      <style:text-properties officeooo:rsid="002814d7"/>
    </style:style>
    <style:style style:name="T4" style:family="text">
      <style:text-properties officeooo:rsid="002b3b6c"/>
    </style:style>
    <style:style style:name="T5" style:family="text">
      <style:text-properties officeooo:rsid="002bf6c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 communication et la synchronisation inter-tâches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Standard"/>
      <text:p text:style-name="P1">Moniteurs :</text:p>
      <text:list xml:id="list363140152" text:style-name="L1">
        <text:list-item>
          <text:p text:style-name="P2">simplifient la mise en place de sections critiques</text:p>
        </text:list-item>
        <text:list-item>
          <text:p text:style-name="P2">définis par</text:p>
          <text:list>
            <text:list-item>
              <text:p text:style-name="P2">Des données internes (variables d’état)</text:p>
            </text:list-item>
            <text:list-item>
              <text:p text:style-name="P2">des primitives d’accès aux moniteurs (points d’entrée)</text:p>
            </text:list-item>
            <text:list-item>
              <text:p text:style-name="P2">primitives internes (uniquement accessibles depuis l’intérieur du moniteur)</text:p>
            </text:list-item>
            <text:list-item>
              <text:p text:style-name="P2">une ou plusieurs files d’attentes</text:p>
            </text:list-item>
          </text:list>
        </text:list-item>
      </text:list>
      <text:p text:style-name="P1"/>
      <text:p text:style-name="P3">Un objet Java est un moniteur.</text:p>
      <text:p text:style-name="P3"/>
      <text:p text:style-name="P4">Un moniteur n’est exécutable que par un processus unique <text:span text:style-name="T1">à un moment donné.</text:span></text:p>
      <text:p text:style-name="P4">La demande d’entrée dans un moniteur sera bloquante tant qu’il y aura un processus actif à l’intérieur du moniteur</text:p>
      <text:p text:style-name="P4"/>
      <text:p text:style-name="P4">L’accès à un moniteur construit donc implicitement un e exclusion mutuelle</text:p>
      <text:p text:style-name="P4"/>
      <text:p text:style-name="P5">Si un processus actif au sein d’un moniteur ne peut progresser, il libère l’accès au moniteur avant de se bloquer.</text:p>
      <text:p text:style-name="P5">Lorsque des variables internes du moniteur ont changé, le moniteur doit pouvoir réveiller un processus bloqué.</text:p>
      <text:p text:style-name="P5">Primitives :</text:p>
      <text:list xml:id="list3284059935" text:style-name="L2">
        <text:list-item>
          <text:p text:style-name="P6">wait</text:p>
          <text:list>
            <text:list-item>
              <text:p text:style-name="P6">libère l’accès au moniteur et bloque le processus appelant cette primitive</text:p>
            </text:list-item>
          </text:list>
        </text:list-item>
        <text:list-item>
          <text:p text:style-name="P6">signal</text:p>
          <text:list>
            <text:list-item>
              <text:p text:style-name="P6">réveille sur un condition un des processus en attente à l’intérieur du moniteur (qui a donc précédemment exécuté un wait)</text:p>
            </text:list-item>
          </text:list>
        </text:list-item>
      </text:list>
      <text:p text:style-name="P7"/>
      <text:p text:style-name="P7">Un processus réveillé par un signal continue juste après la ligne où il a appelé son wait</text:p>
      <text:p text:style-name="P7"/>
      <text:p text:style-name="P8">En Java </text:p>
      <text:p text:style-name="P8">wait() pour wait</text:p>
      <text:p text:style-name="P8">notify() et notifyAll() pour signal</text:p>
      <text:p text:style-name="P8">Les méthodes synchronized utilisent ce mécanisme.</text:p>
      <text:p text:style-name="P8"/>
      <text:p text:style-name="P8"/>
      <text:p text:style-name="P8"/>
      <text:h text:style-name="Heading_20_1" text:outline-level="1">Moniteur Posix</text:h>
      <text:p text:style-name="P9">Un moniteur Posix est constitué :</text:p>
      <text:list xml:id="list3319400653" text:style-name="L3">
        <text:list-item>
          <text:p text:style-name="P10">d’un mutex (qui sert à protéger la partie du code où l’on teste les conditions de progression</text:p>
          <text:list>
            <text:list-item>
              <text:p text:style-name="P10"><text:span text:style-name="T3">mutex de type </text:span>pthread_mutex_t (un pipe, on le sait avec le suffixe _t)</text:p>
            </text:list-item>
            <text:list-item>
              <text:p text:style-name="P10">On utilise pthread_mutex_t uniquement pour lexclusion mutuelle</text:p>
            </text:list-item>
          </text:list>
        </text:list-item>
        <text:list-item>
          <text:p text:style-name="P10"><text:soft-page-break/>d’une variable condition qui sert de point de signalisation</text:p>
          <text:list>
            <text:list-item>
              <text:p text:style-name="P10"><text:span text:style-name="T3">variable condition de type </text:span>pthread_cond_t (un pipe, on le sait avec le suffixe _t)</text:p>
            </text:list-item>
          </text:list>
        </text:list-item>
      </text:list>
      <text:p text:style-name="P9"/>
      <text:p text:style-name="P11">On se met en attente sur cette variables avec la primitive :</text:p>
      <text:list xml:id="list800335467" text:style-name="L4">
        <text:list-item>
          <text:p text:style-name="P13"><text:span text:style-name="T2">pthread_cond_wait(&amp;variableCondition, &amp;mutex);</text:span></text:p>
        </text:list-item>
      </text:list>
      <text:p text:style-name="P11">On est réveillé sur cette variable avec la primitive :</text:p>
      <text:list xml:id="list1080732684" text:style-name="L5">
        <text:list-item>
          <text:p text:style-name="P12">pthread_cond_signal(&amp;variableCondition);</text:p>
        </text:list-item>
      </text:list>
      <text:p text:style-name="P11"/>
      <text:p text:style-name="P11"/>
      <text:p text:style-name="P14">On doit encadrer un moniteur Posix avec ces commandes :</text:p>
      <text:list xml:id="list2374235857" text:style-name="L6">
        <text:list-item>
          <text:p text:style-name="P16"><text:span text:style-name="T4">pthread_mutex_lock(&amp;mutex); </text:span><text:span text:style-name="T5">permet à un seul process de rentrer et verrouille les autres)</text:span></text:p>
        </text:list-item>
        <text:list-item>
          <text:p text:style-name="P16"><text:span text:style-name="T4">pthread_mutex_unlock(&amp;mutex);</text:span></text:p>
        </text:list-item>
      </text:list>
      <text:p text:style-name="P14"/>
      <text:p text:style-name="P15">un pthread_cond_wait lance aussi un <text:span text:style-name="T4">pthread_mutex_unlock </text:span>avant de se bloquer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3T19:16:43.453949355</dc:date>
    <meta:editing-duration>PT53M29S</meta:editing-duration>
    <meta:editing-cycles>20</meta:editing-cycles>
    <meta:generator>LibreOffice/6.4.6.2$Linux_X86_64 LibreOffice_project/40$Build-2</meta:generator>
    <meta:document-statistic meta:table-count="0" meta:image-count="0" meta:object-count="0" meta:page-count="2" meta:paragraph-count="40" meta:word-count="344" meta:character-count="2154" meta:non-whitespace-character-count="1868"/>
  </office:meta>
</office:document-meta>
</file>